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44cm" table:align="left"/>
    </style:style>
    <style:style style:name="Table1.A" style:family="table-column">
      <style:table-column-properties style:column-width="7.144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language="el" fo:country="G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ans" fo:font-size="18pt" fo:language="el" fo:country="GR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language="el" fo:country="G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c6be3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c0028"/>
    </style:style>
    <style:style style:name="P8" style:family="paragraph" style:parent-style-name="Standard">
      <style:paragraph-properties fo:text-align="justify" style:justify-single-word="false"/>
      <style:text-properties officeooo:rsid="001ee2ea" officeooo:paragraph-rsid="00221b79"/>
    </style:style>
    <style:style style:name="P9" style:family="paragraph" style:parent-style-name="Standard">
      <style:paragraph-properties fo:text-align="justify" style:justify-single-word="false"/>
      <style:text-properties fo:language="el" fo:country="GR" officeooo:rsid="00245dd5" officeooo:paragraph-rsid="00245dd5"/>
    </style:style>
    <style:style style:name="P10" style:family="paragraph" style:parent-style-name="Standard">
      <style:text-properties officeooo:rsid="00245dd5" officeooo:paragraph-rsid="00245dd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20cb09" officeooo:paragraph-rsid="00221b79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2868c0" officeooo:paragraph-rsid="00245dd5"/>
    </style:style>
    <style:style style:name="P13" style:family="paragraph" style:parent-style-name="Standard">
      <style:paragraph-properties fo:text-align="justify" style:justify-single-word="false"/>
      <style:text-properties fo:language="el" fo:country="GR" officeooo:rsid="00262bf9" officeooo:paragraph-rsid="002eb9cf"/>
    </style:style>
    <style:style style:name="P14" style:family="paragraph" style:parent-style-name="Standard">
      <style:paragraph-properties fo:text-align="justify" style:justify-single-word="false"/>
      <style:text-properties fo:language="el" fo:country="GR" officeooo:rsid="00245dd5" officeooo:paragraph-rsid="002eb9cf"/>
    </style:style>
    <style:style style:name="P15" style:family="paragraph" style:parent-style-name="Standard">
      <style:paragraph-properties fo:text-align="justify" style:justify-single-word="false"/>
      <style:text-properties fo:language="el" fo:country="GR" officeooo:rsid="00245dd5" officeooo:paragraph-rsid="00245dd5"/>
    </style:style>
    <style:style style:name="P16" style:family="paragraph" style:parent-style-name="Standard">
      <style:paragraph-properties fo:text-align="justify" style:justify-single-word="false"/>
      <style:text-properties fo:language="el" fo:country="GR" officeooo:rsid="00245dd5" officeooo:paragraph-rsid="00221b79"/>
    </style:style>
    <style:style style:name="P17" style:family="paragraph" style:parent-style-name="Standard">
      <style:paragraph-properties fo:text-align="justify" style:justify-single-word="false"/>
      <style:text-properties fo:language="el" fo:country="GR" officeooo:rsid="00245dd5" officeooo:paragraph-rsid="00335498"/>
    </style:style>
    <style:style style:name="P18" style:family="paragraph" style:parent-style-name="Standard">
      <style:paragraph-properties fo:text-align="justify" style:justify-single-word="false"/>
      <style:text-properties fo:language="el" fo:country="GR" officeooo:rsid="00245dd5" officeooo:paragraph-rsid="003c1345"/>
    </style:style>
    <style:style style:name="P19" style:family="paragraph" style:parent-style-name="Standard">
      <style:paragraph-properties fo:text-align="justify" style:justify-single-word="false"/>
      <style:text-properties fo:language="el" fo:country="GR" officeooo:rsid="002eb9cf" officeooo:paragraph-rsid="002eb9cf"/>
    </style:style>
    <style:style style:name="P20" style:family="paragraph" style:parent-style-name="Standard">
      <style:paragraph-properties fo:text-align="justify" style:justify-single-word="false"/>
      <style:text-properties fo:language="el" fo:country="GR" officeooo:rsid="002eb9cf" officeooo:paragraph-rsid="00316ef3"/>
    </style:style>
    <style:style style:name="P21" style:family="paragraph" style:parent-style-name="Standard">
      <style:paragraph-properties fo:text-align="justify" style:justify-single-word="false"/>
      <style:text-properties fo:language="el" fo:country="GR" officeooo:rsid="002eb9cf" officeooo:paragraph-rsid="00335498"/>
    </style:style>
    <style:style style:name="T1" style:family="text">
      <style:text-properties fo:language="el" fo:country="GR" fo:font-style="normal" officeooo:rsid="0010a50f" style:font-style-asian="normal" style:font-style-complex="normal"/>
    </style:style>
    <style:style style:name="T2" style:family="text">
      <style:text-properties fo:language="el" fo:country="GR" fo:font-style="normal" officeooo:rsid="00125c55" style:font-style-asian="normal" style:font-style-complex="normal"/>
    </style:style>
    <style:style style:name="T3" style:family="text">
      <style:text-properties fo:language="el" fo:country="GR" fo:font-style="normal" officeooo:rsid="001440a5" style:font-style-asian="normal" style:font-style-complex="normal"/>
    </style:style>
    <style:style style:name="T4" style:family="text">
      <style:text-properties fo:language="el" fo:country="GR" fo:font-style="normal" officeooo:rsid="00156d0b" style:font-style-asian="normal" style:font-style-complex="normal"/>
    </style:style>
    <style:style style:name="T5" style:family="text">
      <style:text-properties fo:language="el" fo:country="GR" fo:font-style="normal" officeooo:rsid="0016d41c" style:font-style-asian="normal" style:font-style-complex="normal"/>
    </style:style>
    <style:style style:name="T6" style:family="text">
      <style:text-properties fo:language="el" fo:country="GR" fo:font-style="normal" officeooo:rsid="0016e2fb" style:font-style-asian="normal" style:font-style-complex="normal"/>
    </style:style>
    <style:style style:name="T7" style:family="text">
      <style:text-properties fo:language="el" fo:country="GR" fo:font-style="normal" officeooo:rsid="0018147c" style:font-style-asian="normal" style:font-style-complex="normal"/>
    </style:style>
    <style:style style:name="T8" style:family="text">
      <style:text-properties fo:language="el" fo:country="GR" fo:font-style="normal" officeooo:rsid="0018a0a4" style:font-style-asian="normal" style:font-style-complex="normal"/>
    </style:style>
    <style:style style:name="T9" style:family="text">
      <style:text-properties fo:language="el" fo:country="GR" fo:font-style="normal" officeooo:rsid="001c3c71" style:font-style-asian="normal" style:font-style-complex="normal"/>
    </style:style>
    <style:style style:name="T10" style:family="text">
      <style:text-properties fo:language="el" fo:country="GR" fo:font-style="normal" officeooo:rsid="001e3d06" style:font-style-asian="normal" style:font-style-complex="normal"/>
    </style:style>
    <style:style style:name="T11" style:family="text">
      <style:text-properties fo:language="el" fo:country="GR" fo:font-style="italic" officeooo:rsid="0010a50f" style:font-style-asian="italic" style:font-style-complex="italic"/>
    </style:style>
    <style:style style:name="T12" style:family="text">
      <style:text-properties fo:language="el" fo:country="GR" officeooo:rsid="0020cb09"/>
    </style:style>
    <style:style style:name="T13" style:family="text">
      <style:text-properties fo:language="el" fo:country="GR" officeooo:rsid="00221b79"/>
    </style:style>
    <style:style style:name="T14" style:family="text">
      <style:text-properties fo:language="el" fo:country="GR" officeooo:rsid="002297bb"/>
    </style:style>
    <style:style style:name="T15" style:family="text">
      <style:text-properties fo:language="el" fo:country="GR" officeooo:rsid="002301b2"/>
    </style:style>
    <style:style style:name="T16" style:family="text">
      <style:text-properties fo:language="el" fo:country="GR" officeooo:rsid="00245dd5"/>
    </style:style>
    <style:style style:name="T17" style:family="text">
      <style:text-properties fo:language="el" fo:country="GR" officeooo:rsid="002eb9cf"/>
    </style:style>
    <style:style style:name="T18" style:family="text">
      <style:text-properties officeooo:rsid="000e7b0e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officeooo:rsid="0010a50f" style:font-style-asian="italic" style:font-style-complex="italic"/>
    </style:style>
    <style:style style:name="T21" style:family="text">
      <style:text-properties fo:language="en" fo:country="US" fo:font-style="italic" officeooo:rsid="0018a0a4" style:font-style-asian="italic" style:font-style-complex="italic"/>
    </style:style>
    <style:style style:name="T22" style:family="text">
      <style:text-properties fo:language="en" fo:country="US" fo:font-style="normal" officeooo:rsid="0010a50f" style:font-style-asian="normal" style:font-style-complex="normal"/>
    </style:style>
    <style:style style:name="T23" style:family="text">
      <style:text-properties fo:language="en" fo:country="US" fo:font-style="normal" officeooo:rsid="00156d0b" style:font-style-asian="normal" style:font-style-complex="normal"/>
    </style:style>
    <style:style style:name="T24" style:family="text">
      <style:text-properties fo:language="en" fo:country="US" fo:font-style="normal" officeooo:rsid="0016d41c" style:font-style-asian="normal" style:font-style-complex="normal"/>
    </style:style>
    <style:style style:name="T25" style:family="text">
      <style:text-properties fo:language="en" fo:country="US" fo:font-style="normal" officeooo:rsid="0016e2fb" style:font-style-asian="normal" style:font-style-complex="normal"/>
    </style:style>
    <style:style style:name="T26" style:family="text">
      <style:text-properties fo:language="en" fo:country="US" fo:font-style="normal" officeooo:rsid="0018a0a4" style:font-style-asian="normal" style:font-style-complex="normal"/>
    </style:style>
    <style:style style:name="T27" style:family="text">
      <style:text-properties fo:language="en" fo:country="US" officeooo:rsid="0020cb09"/>
    </style:style>
    <style:style style:name="T28" style:family="text">
      <style:text-properties fo:language="en" fo:country="US" officeooo:rsid="002868c0"/>
    </style:style>
    <style:style style:name="T29" style:family="text">
      <style:text-properties fo:language="en" fo:country="US" officeooo:rsid="002dede9"/>
    </style:style>
    <style:style style:name="T30" style:family="text">
      <style:text-properties fo:language="en" fo:country="US" officeooo:rsid="002eb9cf"/>
    </style:style>
    <style:style style:name="T31" style:family="text">
      <style:text-properties fo:language="en" fo:country="US" officeooo:rsid="00309044"/>
    </style:style>
    <style:style style:name="T32" style:family="text">
      <style:text-properties fo:language="en" fo:country="US" officeooo:rsid="00335498"/>
    </style:style>
    <style:style style:name="T33" style:family="text">
      <style:text-properties fo:language="en" fo:country="US" officeooo:rsid="0034ec09"/>
    </style:style>
    <style:style style:name="T34" style:family="text">
      <style:text-properties fo:language="en" fo:country="US" officeooo:rsid="00363858"/>
    </style:style>
    <style:style style:name="T35" style:family="text">
      <style:text-properties fo:language="en" fo:country="US" officeooo:rsid="003702d7"/>
    </style:style>
    <style:style style:name="T36" style:family="text">
      <style:text-properties fo:language="en" fo:country="US" officeooo:rsid="0038ba04"/>
    </style:style>
    <style:style style:name="T37" style:family="text">
      <style:text-properties fo:language="en" fo:country="US" officeooo:rsid="003c1345"/>
    </style:style>
    <style:style style:name="T38" style:family="text">
      <style:text-properties officeooo:rsid="0020cb09"/>
    </style:style>
    <style:style style:name="T39" style:family="text">
      <style:text-properties officeooo:rsid="00236935"/>
    </style:style>
    <style:style style:name="T40" style:family="text">
      <style:text-properties officeooo:rsid="00251e92"/>
    </style:style>
    <style:style style:name="T41" style:family="text">
      <style:text-properties officeooo:rsid="00262bf9"/>
    </style:style>
    <style:style style:name="T42" style:family="text">
      <style:text-properties officeooo:rsid="002868c0"/>
    </style:style>
    <style:style style:name="T43" style:family="text">
      <style:text-properties officeooo:rsid="002a1d14"/>
    </style:style>
    <style:style style:name="T44" style:family="text">
      <style:text-properties officeooo:rsid="003acfca"/>
    </style:style>
    <style:style style:name="T45" style:family="text">
      <style:text-properties officeooo:rsid="003bea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 519 </text:p>
      <text:p text:style-name="P2">ΑΝΑΔΙΑΤΑΣΣΟΜΕΝΑ ΨΗΦΙΑΚΑ ΣΥΣΤΗΜΑΤΑ</text:p>
      <text:p text:style-name="P3"/>
      <text:p text:style-name="P2">Αναφορά εργαστηριακής άσκησης</text:p>
      <text:p text:style-name="P3"/>
      <text:p text:style-name="P4">Υλοποίηση Αλγόριθμου σε Hardware με τη χρήση τεχνικών</text:p>
      <text:p text:style-name="P4">high-level synthesis και του περιβάλλοντος SDSoC</text:p>
      <text:p text:style-name="P1"/>
      <text:p text:style-name="P1"/>
      <text:p text:style-name="Standard">LAB59142122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Μανώλης Πετράκος ΑΜ 2014030009</text:p>
          </table:table-cell>
        </table:table-row>
      </table:table>
      <text:p text:style-name="Standard"/>
      <text:p text:style-name="Standard"/>
      <text:p text:style-name="Standard"/>
      <text:p text:style-name="Standard"><text:tab/><text:tab/><text:tab/><text:span text:style-name="T39">Περιγραφη αρχικής συνάρτησης</text:span></text:p>
      <text:p text:style-name="Standard">-<text:span text:style-name="T29">pinakes</text:span><text:span text:style-name="T31">(mikros epanaxrhsimopoihtai, megalos mia prosbash ana mnhmh)</text:span></text:p>
      <text:p text:style-name="Standard"><text:span text:style-name="T29">-tupos dedwmenwn kai pi8anes times</text:span></text:p>
      <text:p text:style-name="Standard"><text:span text:style-name="T29">-arxikopoihsh</text:span></text:p>
      <text:p text:style-name="Standard"><text:span text:style-name="T29">-threshold</text:span></text:p>
      <text:p text:style-name="Standard"><text:span text:style-name="T29">-parathrhseis(3 egrasfes sthn mnhmh data2</text:span><text:span text:style-name="T30">)</text:span></text:p>
      <text:p text:style-name="Standard"/>
      <text:p text:style-name="P10"><text:tab/><text:tab/><text:tab/>Περιγραφη <text:span text:style-name="T40">Ζινκ7000</text:span>???</text:p>
      <text:p text:style-name="Standard"/>
      <text:p text:style-name="Standard"/>
      <text:p text:style-name="Standard"><text:tab/><text:tab/><text:tab/><text:span text:style-name="T39">ελενχος εγκυρότητας και αξιολόγηση επιδοσης (προετειμασια περιβάλλοντος????)</text:span></text:p>
      <text:p text:style-name="P6"/>
      <text:p text:style-name="P7">Πριν την υλοποίηση του <text:span text:style-name="T18">επιταχυντή, πρέπει να δημιουργηθεί ένας μηχανισμός για την επαλήθευση των αποτελεσμάτων του. Αυτό γίνεται, συγκρίνοντας τα, ένα προς ένα, με τα αποτελέσματα της συνάρτησης </text:span><text:span text:style-name="T20">myfunc</text:span><text:span text:style-name="T11">()</text:span><text:span text:style-name="T22"> </text:span><text:span text:style-name="T9">με</text:span><text:span text:style-name="T1"> τα ίδια δεδομένα εισόδου</text:span><text:span text:style-name="T2">. </text:span><text:span text:style-name="T3">Στην σύγκριση, λαμβάνονται υπόψιν δύο δεκαδικά </text:span><text:span text:style-name="T10">ψηφία</text:span><text:span text:style-name="T3"> </text:span><text:span text:style-name="T4">για την αποφυγή </text:span><text:span text:style-name="T23">false negative </text:span><text:span text:style-name="T24">matches</text:span><text:span text:style-name="T23"> </text:span><text:span text:style-name="T5">λόγω </text:span><text:span text:style-name="T6">διαφορετικής</text:span><text:span text:style-name="T5"> ακρίβειας </text:span><text:span text:style-name="T24">floats </text:span><text:span text:style-name="T6">μεταξύ </text:span><text:span text:style-name="T25">software </text:span><text:span text:style-name="T6">και </text:span><text:span text:style-name="T25">hardware</text:span><text:span text:style-name="T24">. </text:span><text:span text:style-name="T7">Η στρογγυλοποίηση γίνεται </text:span><text:span text:style-name="T8">αξιοποιώντας την έτοιμη υλοποίηση της συνάρτησης </text:span><text:span text:style-name="T21">sprintf()</text:span><text:span text:style-name="T26">. </text:span><text:span text:style-name="T8">Για την διευκόλυνση της σχεδίασης του επιταχυντή, σε περίπτωση λάθους αποτελέσματος, αυτό εμφανίζεται μαζί με την αναμενόμενη τιμή και την θέση του.</text:span></text:p>
      <text:p text:style-name="P6"/>
      <text:p text:style-name="P8">Εκτός από τον έλεγχο ορθότητας, πρέπει να δημιουργηθεί και ένας μηχανισμός για την αξιολόγηση της επίδοσης του επιταχυντή. <text:span text:style-name="T13">Ως μέτρο σύγκρισης </text:span><text:span text:style-name="T14">χρησιμοποιείται</text:span><text:span text:style-name="T13"> ο χρόνος εκτέλεσης. </text:span><text:span text:style-name="T15">Αρχικά, χ</text:span><text:span text:style-name="T13">ρονομετρούνται ξεχωριστά</text:span><text:span text:style-name="T12"> </text:span><text:span text:style-name="T13">η </text:span><text:span text:style-name="T38">αρχική συνάρτηση σε </text:span><text:span text:style-name="T27">software </text:span><text:span text:style-name="T12">και </text:span><text:span text:style-name="T14">ο </text:span><text:span text:style-name="T12">επιταχυντή</text:span><text:span text:style-name="T14">ς</text:span><text:span text:style-name="T12"> σε </text:span><text:span text:style-name="T27">hardware. </text:span><text:span text:style-name="T12">Τέλος, εμφανίζονται οι χρόνοι εκτέλεσης, όπου μπορούν να χρησιμοποιηθούν για τον υπολογισμό του σχετικού </text:span><text:span text:style-name="T27">speedup.</text:span></text:p>
      <text:p text:style-name="P11"/>
      <text:p text:style-name="P11"/>
      <text:p text:style-name="P16"/>
      <text:p text:style-name="P9"><text:soft-page-break/><text:tab/><text:tab/><text:tab/><text:span text:style-name="T41">Σχεδιαστηκές αποφάσεις και αλλαγες στον κωδικα για τα παραπανω</text:span></text:p>
      <text:p text:style-name="P9">- <text:span text:style-name="T30">4/16 epitaxuntes </text:span><text:span text:style-name="T33">= 2 epitaxuntes me sta8era oria </text:span></text:p>
      <text:p text:style-name="P20"><text:span text:style-name="T19">- 1 diabasma ka8e 8eshs apo thn mnhmh</text:span></text:p>
      <text:p text:style-name="P21"><text:span text:style-name="T19">- 1 egrasfh sthn mnhmh </text:span><text:span text:style-name="T32">= </text:span><text:span text:style-name="T19">afairesh arxikopoihshs</text:span></text:p>
      <text:p text:style-name="P21"><text:span text:style-name="T19">- temps gia ta duo prwigoumena</text:span></text:p>
      <text:p text:style-name="P17"><text:span text:style-name="T30">- r</text:span></text:p>
      <text:p text:style-name="P19"><text:span text:style-name="T19">- ap_int</text:span></text:p>
      <text:p text:style-name="P19"><text:span text:style-name="T19">- </text:span></text:p>
      <text:p text:style-name="P9"/>
      <text:p text:style-name="P9"/>
      <text:p text:style-name="P14"><text:tab/><text:tab/><text:tab/>Περιγραφη επιταχυντη <text:span text:style-name="T41">(ελαχιστοποίηση προσβάσεων μνήμης και <text:tab/><text:tab/><text:tab/><text:tab/><text:tab/>μέγγιστη παραλληλεία)</text:span></text:p>
      <text:p text:style-name="P14"/>
      <text:p text:style-name="P13"><text:tab/><text:tab/><text:tab/>Εικονες επιταχυντή</text:p>
      <text:p text:style-name="P9"/>
      <text:p text:style-name="P9"><text:tab/><text:tab/><text:tab/><text:span text:style-name="T42">Ντιρεκτήβες ΗΛΣ</text:span></text:p>
      <text:p text:style-name="P9">- <text:span text:style-name="T35">tripcount???????</text:span></text:p>
      <text:p text:style-name="P9">- <text:span text:style-name="T33">interface stable gia ta sta8era ??????????????</text:span></text:p>
      <text:p text:style-name="P9"><text:span text:style-name="T33">- interface axis gia ta agnwsta / depth 1000 ????????</text:span></text:p>
      <text:p text:style-name="P9"><text:span text:style-name="T33">- array partition gia pinakes pou xreiazetai na prosbastoun se polles 8eseis tautoxrona</text:span></text:p>
      <text:p text:style-name="P9"><text:span text:style-name="T33">- </text:span><text:span text:style-name="T34">unroll gia ton </text:span><text:span text:style-name="T35">mikro pinaka</text:span></text:p>
      <text:p text:style-name="P9"><text:span text:style-name="T35">- pipeline</text:span></text:p>
      <text:p text:style-name="P9"><text:span text:style-name="T35">- </text:span><text:span text:style-name="T36">expresion balance</text:span></text:p>
      <text:p text:style-name="P9"><text:span text:style-name="T33"/></text:p>
      <text:p text:style-name="P9"/>
      <text:p text:style-name="P9"><text:tab/><text:tab/><text:tab/><text:span text:style-name="T42">Ντιρεκτηβες ΣΔΣΟΣ</text:span></text:p>
      <text:p text:style-name="P9">- <text:span text:style-name="T36">afairesh 3 preten hls directivwn</text:span></text:p>
      <text:p text:style-name="P9"><text:span text:style-name="T36">- data mem_attribute</text:span></text:p>
      <text:p text:style-name="P9"><text:span text:style-name="T36">- data zero_copy</text:span></text:p>
      <text:p text:style-name="P9"><text:span text:style-name="T36">- data access_pattern</text:span></text:p>
      <text:p text:style-name="P9"><text:tab/><text:tab/><text:tab/></text:p>
      <text:p text:style-name="P9"/>
      <text:p text:style-name="P9"/>
      <text:p text:style-name="P18"><text:tab/><text:tab/><text:tab/><text:span text:style-name="T42">Αξιολογηση αποδοσεων</text:span></text:p>
      <text:p text:style-name="P18"><text:span text:style-name="T28"><text:tab/><text:tab/><text:tab/></text:span><text:span text:style-name="T37">poroi gia ap_int se 4 kai 16</text:span></text:p>
      <text:p text:style-name="P9"><text:tab/><text:tab/><text:tab/><text:span text:style-name="T42">διαγραμματα χρονων και </text:span><text:span text:style-name="T28">speedup</text:span></text:p>
      <text:p text:style-name="P12"/>
      <text:p text:style-name="P12"/>
      <text:p text:style-name="P12"/>
      <text:p text:style-name="P12"/>
      <text:p text:style-name="P9"><text:span text:style-name="T28"><text:tab/><text:tab/><text:tab/></text:span><text:span text:style-name="T43">Περαιτερω βελτιώσεις</text:span></text:p>
      <text:p text:style-name="P12"/>
      <text:p text:style-name="P12">- <text:span text:style-name="T45">ap_fixed sto hls = argo roloi, ligoteroi poroi, isws me parapanw douleia douleue kalitera</text:span></text:p>
      <text:p text:style-name="P12">- <text:span text:style-name="T44">2 epitaxuntes sto sds me async kai resourse</text:span></text:p>
      <text:p text:style-name="P12"/>
      <text:p text:style-name="P9"><text:span text:style-name="T28"><text:tab/><text:tab/><text:tab/></text:span><text:span text:style-name="T42">Συμπερασματα</text:span></text:p>
      <text:p text:style-name="P9"/>
      <text:p text:style-name="P9"/>
      <text:p text:style-name="P9"><text:tab/><text:tab/><text:tab/><text:span text:style-name="T42">Σημειωσει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2pt" fo:language="el" fo:country="GR" fo:font-weight="normal" style:font-size-asian="10.5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19-12-30T17:54:09.763000000</dc:date>
    <meta:editing-duration>PT2H57M27S</meta:editing-duration>
    <meta:editing-cycles>50</meta:editing-cycles>
    <meta:document-statistic meta:table-count="1" meta:image-count="0" meta:object-count="0" meta:page-count="2" meta:paragraph-count="49" meta:word-count="356" meta:character-count="2546" meta:non-whitespace-character-count="2185"/>
  </office:meta>
</office:document-meta>
</file>